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02in"/>
    </style:style>
    <style:style style:name="co4" style:family="table-column">
      <style:table-column-properties fo:break-before="auto" style:column-width="1.3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definded" table:style-name="ta1">
        <table:shapes>
          <draw:frame draw:z-index="0" draw:style-name="gr1" draw:text-style-name="P1" svg:width="6.2988in" svg:height="3.5429in" svg:x="0.4189in" svg:y="1.3461in">
            <draw:object draw:notify-on-update-of-ranges="undefinded.A2:undefinded.A6 undefinded.B1:undefinded.B1 undefinded.B2:undefinded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421in" svg:y="1.3362in">
            <draw:object draw:notify-on-update-of-ranges="undefinded.G2:undefinded.G6 undefinded.H1:undefinded.H1 undefinded.H2:undefinded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7.1937in" svg:y="5.2272in">
            <draw:object draw:notify-on-update-of-ranges="undefinded.C2:undefinded.C4 undefinded.D1:undefinded.D1 undefinded.D2:undefinded.D4 undefinded.J1:undefinded.J1 undefinded.J2:undefinded.J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0.289in" svg:y="5.2366in">
            <draw:object draw:notify-on-update-of-ranges="undefinded.B1:undefinded.B1 undefinded.B2:undefinded.B6 undefinded.H1:undefinded.H1 undefinded.H2:undefinded.H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0.2819in" svg:y="10.4472in">
            <draw:object draw:notify-on-update-of-ranges="undefinded.A53:undefinded.A57 undefinded.B52:undefinded.B52 undefinded.B53:undefinded.B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53in" svg:x="6.8614in" svg:y="13.3228in">
            <draw:object draw:notify-on-update-of-ranges="undefinded.A87:undefinded.A91 undefinded.B86:undefinded.B86 undefinded.B87:undefinded.B91 undefinded.C86:undefinded.C86 undefinded.C87:undefinded.C91 undefinded.D86:undefinded.D86 undefinded.D87:undefinded.D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6142in" svg:y="17.5843in">
            <draw:object draw:notify-on-update-of-ranges="undefinded.B95:undefinded.B97 undefinded.C94:undefinded.C94 undefinded.C95:undefinded.C97 undefinded.D94:undefinded.D94 undefinded.D95:undefinded.D97 undefinded.E94:undefinded.E94 undefinded.E95:undefinded.E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algo naif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algo naif</text:p>
          </table:table-cell>
          <table:table-cell/>
          <table:table-cell office:value-type="string" calcext:value-type="string">
            <text:p>kernel separable</text:p>
          </table:table-cell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kernel séparable</text:p>
          </table:table-cell>
          <table:table-cell/>
          <table:table-cell office:value-type="string" calcext:value-type="string">
            <text:p>accelaration kernel</text:p>
          </table:table-cell>
          <table:table-cell/>
          <table:table-cell office:value-type="string" calcext:value-type="string">
            <text:p>accelaration image</text:p>
          </table:table-cell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595" calcext:value-type="float">
            <text:p>0.595</text:p>
          </table:table-cell>
          <table:table-cell office:value-type="float" office:value="220" calcext:value-type="float">
            <text:p>220</text:p>
          </table:table-cell>
          <table:table-cell office:value-type="float" office:value="0.238" calcext:value-type="float">
            <text:p>0.238</text:p>
          </table:table-cell>
          <table:table-cell table:number-columns-repeated="2"/>
          <table:table-cell table:formula="of:=3*1.5*2" office:value-type="float" office:value="9" calcext:value-type="float">
            <text:p>9</text:p>
          </table:table-cell>
          <table:table-cell office:value-type="float" office:value="0.174" calcext:value-type="float">
            <text:p>0.174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/>
          <table:table-cell table:formula="of:=[.B2]/[.H2]" office:value-type="float" office:value="3.41954022988506" calcext:value-type="float">
            <text:p>3.41954022988506</text:p>
          </table:table-cell>
          <table:table-cell/>
          <table:table-cell table:formula="of:=[.D2]/[.J2]" office:value-type="float" office:value="5.80487804878049" calcext:value-type="float">
            <text:p>5.80487804878049</text:p>
          </table:table-cell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1.355" calcext:value-type="float">
            <text:p>1.355</text:p>
          </table:table-cell>
          <table:table-cell office:value-type="float" office:value="512" calcext:value-type="float">
            <text:p>512</text:p>
          </table:table-cell>
          <table:table-cell office:value-type="float" office:value="1.365" calcext:value-type="float">
            <text:p>1.365</text:p>
          </table:table-cell>
          <table:table-cell table:number-columns-repeated="2"/>
          <table:table-cell table:formula="of:=5*1.5*2" office:value-type="float" office:value="15" calcext:value-type="float">
            <text:p>15</text:p>
          </table:table-cell>
          <table:table-cell office:value-type="float" office:value="0.204" calcext:value-type="float">
            <text:p>0.204</text:p>
          </table:table-cell>
          <table:table-cell office:value-type="float" office:value="512" calcext:value-type="float">
            <text:p>512</text:p>
          </table:table-cell>
          <table:table-cell office:value-type="float" office:value="0.205" calcext:value-type="float">
            <text:p>0.205</text:p>
          </table:table-cell>
          <table:table-cell/>
          <table:table-cell table:formula="of:=[.B3]/[.H3]" office:value-type="float" office:value="6.6421568627451" calcext:value-type="float">
            <text:p>6.6421568627451</text:p>
          </table:table-cell>
          <table:table-cell/>
          <table:table-cell table:formula="of:=[.D3]/[.J3]" office:value-type="float" office:value="6.65853658536585" calcext:value-type="float">
            <text:p>6.65853658536585</text:p>
          </table:table-cell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2.353" calcext:value-type="float">
            <text:p>2.353</text:p>
          </table:table-cell>
          <table:table-cell office:value-type="float" office:value="850" calcext:value-type="float">
            <text:p>850</text:p>
          </table:table-cell>
          <table:table-cell office:value-type="float" office:value="3.191" calcext:value-type="float">
            <text:p>3.191</text:p>
          </table:table-cell>
          <table:table-cell table:number-columns-repeated="2"/>
          <table:table-cell table:formula="of:=7*1.5*2" office:value-type="float" office:value="21" calcext:value-type="float">
            <text:p>21</text:p>
          </table:table-cell>
          <table:table-cell office:value-type="float" office:value="0.255" calcext:value-type="float">
            <text:p>0.255</text:p>
          </table:table-cell>
          <table:table-cell office:value-type="float" office:value="850" calcext:value-type="float">
            <text:p>850</text:p>
          </table:table-cell>
          <table:table-cell office:value-type="float" office:value="0.466" calcext:value-type="float">
            <text:p>0.466</text:p>
          </table:table-cell>
          <table:table-cell/>
          <table:table-cell table:formula="of:=[.B4]/[.H4]" office:value-type="float" office:value="9.22745098039216" calcext:value-type="float">
            <text:p>9.22745098039216</text:p>
          </table:table-cell>
          <table:table-cell/>
          <table:table-cell table:formula="of:=[.D4]/[.J4]" office:value-type="float" office:value="6.84763948497854" calcext:value-type="float">
            <text:p>6.84763948497854</text:p>
          </table:table-cell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3.875" calcext:value-type="float">
            <text:p>3.875</text:p>
          </table:table-cell>
          <table:table-cell table:number-columns-repeated="4"/>
          <table:table-cell table:formula="of:=9*1.5*2" office:value-type="float" office:value="27" calcext:value-type="float">
            <text:p>27</text:p>
          </table:table-cell>
          <table:table-cell office:value-type="float" office:value="0.316" calcext:value-type="float">
            <text:p>0.316</text:p>
          </table:table-cell>
          <table:table-cell table:number-columns-repeated="3"/>
          <table:table-cell table:formula="of:=[.B5]/[.H5]" office:value-type="float" office:value="12.2626582278481" calcext:value-type="float">
            <text:p>12.2626582278481</text:p>
          </table:table-cell>
          <table:table-cell table:number-columns-repeated="2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6.05" calcext:value-type="float">
            <text:p>6.05</text:p>
          </table:table-cell>
          <table:table-cell table:number-columns-repeated="4"/>
          <table:table-cell table:formula="of:=12*1.5*2" office:value-type="float" office:value="36" calcext:value-type="float">
            <text:p>36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table:formula="of:=[.B6]/[.H6]" office:value-type="float" office:value="16.8994413407821" calcext:value-type="float">
            <text:p>16.8994413407821</text:p>
          </table:table-cell>
          <table:table-cell table:number-columns-repeated="2"/>
        </table:table-row>
        <table:table-row table:style-name="ro1" table:number-rows-repeated="45">
          <table:table-cell table:number-columns-repeated="14"/>
        </table:table-row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opencv</text:p>
          </table:table-cell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algo naif</text:p>
          </table:table-cell>
          <table:table-cell table:number-columns-repeated="10"/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304" calcext:value-type="float">
            <text:p>0.304</text:p>
          </table:table-cell>
          <table:table-cell office:value-type="float" office:value="220" calcext:value-type="float">
            <text:p>220</text:p>
          </table:table-cell>
          <table:table-cell office:value-type="float" office:value="0.253" calcext:value-type="float">
            <text:p>0.253</text:p>
          </table:table-cell>
          <table:table-cell table:number-columns-repeated="10"/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0.298" calcext:value-type="float">
            <text:p>0.298</text:p>
          </table:table-cell>
          <table:table-cell office:value-type="float" office:value="512" calcext:value-type="float">
            <text:p>512</text:p>
          </table:table-cell>
          <table:table-cell office:value-type="float" office:value="0.301" calcext:value-type="float">
            <text:p>0.301</text:p>
          </table:table-cell>
          <table:table-cell table:number-columns-repeated="10"/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0.319" calcext:value-type="float">
            <text:p>0.319</text:p>
          </table:table-cell>
          <table:table-cell office:value-type="float" office:value="850" calcext:value-type="float">
            <text:p>850</text:p>
          </table:table-cell>
          <table:table-cell office:value-type="float" office:value="0.372" calcext:value-type="float">
            <text:p>0.372</text:p>
          </table:table-cell>
          <table:table-cell table:number-columns-repeated="10"/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0.301" calcext:value-type="float">
            <text:p>0.301</text:p>
          </table:table-cell>
          <table:table-cell table:number-columns-repeated="12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office:value-type="string" calcext:value-type="string">
            <text:p>taille kernel diamettre du cercle</text:p>
          </table:table-cell>
          <table:table-cell office:value-type="string" calcext:value-type="string">
            <text:p>temps d’exécution naif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emps d’exécution opencv</text:p>
          </table:table-cell>
          <table:table-cell table:number-columns-repeated="10"/>
        </table:table-row>
        <table:table-row table:style-name="ro1">
          <table:table-cell table:formula="of:=3*1.5*2" office:value-type="float" office:value="9" calcext:value-type="float">
            <text:p>9</text:p>
          </table:table-cell>
          <table:table-cell office:value-type="float" office:value="0.595" calcext:value-type="float">
            <text:p>0.595</text:p>
          </table:table-cell>
          <table:table-cell office:value-type="float" office:value="0.174" calcext:value-type="float">
            <text:p>0.174</text:p>
          </table:table-cell>
          <table:table-cell office:value-type="float" office:value="0.304" calcext:value-type="float">
            <text:p>0.304</text:p>
          </table:table-cell>
          <table:table-cell table:number-columns-repeated="10"/>
        </table:table-row>
        <table:table-row table:style-name="ro1">
          <table:table-cell table:formula="of:=5*1.5*2" office:value-type="float" office:value="15" calcext:value-type="float">
            <text:p>15</text:p>
          </table:table-cell>
          <table:table-cell office:value-type="float" office:value="1.355" calcext:value-type="float">
            <text:p>1.35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98" calcext:value-type="float">
            <text:p>0.298</text:p>
          </table:table-cell>
          <table:table-cell table:number-columns-repeated="10"/>
        </table:table-row>
        <table:table-row table:style-name="ro1">
          <table:table-cell table:formula="of:=7*1.5*2" office:value-type="float" office:value="21" calcext:value-type="float">
            <text:p>21</text:p>
          </table:table-cell>
          <table:table-cell office:value-type="float" office:value="2.353" calcext:value-type="float">
            <text:p>2.3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9" calcext:value-type="float">
            <text:p>0.319</text:p>
          </table:table-cell>
          <table:table-cell table:number-columns-repeated="10"/>
        </table:table-row>
        <table:table-row table:style-name="ro1">
          <table:table-cell table:formula="of:=9*1.5*2" office:value-type="float" office:value="27" calcext:value-type="float">
            <text:p>27</text:p>
          </table:table-cell>
          <table:table-cell office:value-type="float" office:value="3.875" calcext:value-type="float">
            <text:p>3.87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1" calcext:value-type="float">
            <text:p>0.301</text:p>
          </table:table-cell>
          <table:table-cell table:number-columns-repeated="10"/>
        </table:table-row>
        <table:table-row table:style-name="ro1">
          <table:table-cell table:formula="of:=12*1.5*2" office:value-type="float" office:value="36" calcext:value-type="float">
            <text:p>36</text:p>
          </table:table-cell>
          <table:table-cell office:value-type="float" office:value="6.05" calcext:value-type="float">
            <text:p>6.0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aille image</text:p>
          </table:table-cell>
          <table:table-cell office:value-type="string" calcext:value-type="string">
            <text:p>temps d’exécution <text:s/>naif</text:p>
          </table:table-cell>
          <table:table-cell office:value-type="string" calcext:value-type="string">
            <text:p>temps d’exécution kernel séparable</text:p>
          </table:table-cell>
          <table:table-cell office:value-type="string" calcext:value-type="string">
            <text:p>temps d’exécution opencv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53" calcext:value-type="float">
            <text:p>0.2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365" calcext:value-type="float">
            <text:p>1.3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301" calcext:value-type="float">
            <text:p>0.3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191" calcext:value-type="float">
            <text:p>3.191</text:p>
          </table:table-cell>
          <table:table-cell office:value-type="float" office:value="0.466" calcext:value-type="float">
            <text:p>0.466</text:p>
          </table:table-cell>
          <table:table-cell office:value-type="float" office:value="0.372" calcext:value-type="float">
            <text:p>0.37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6.2957in" svg:height="3.6224in" svg:x="0.9201in" svg:y="1.9335in">
            <draw:object draw:notify-on-update-of-ranges="Sheet2.B3:Sheet2.B3 Sheet2.B4:Sheet2.B9 Sheet2.C3:Sheet2.C3 Sheet2.C4:Sheet2.C9 Sheet2.D3:Sheet2.D3 Sheet2.D4:Sheet2.D9 Sheet2.E3:Sheet2.E3 Sheet2.E4:Sheet2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Separate kernel</text:p>
          </table:table-cell>
          <table:table-cell table:style-name="ce2" office:value-type="string" calcext:value-type="string">
            <text:p>Bilateral Grid</text:p>
          </table:table-cell>
        </table:table-row>
        <table:table-row table:style-name="ro1">
          <table:table-cell/>
          <table:table-cell office:value-type="string" calcext:value-type="string">
            <text:p>0.24 Mo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006689" calcext:value-type="float">
            <text:p>0.006689</text:p>
          </table:table-cell>
        </table:table-row>
        <table:table-row table:style-name="ro1">
          <table:table-cell/>
          <table:table-cell office:value-type="string" calcext:value-type="string">
            <text:p>0.98 Mo</text:p>
          </table:table-cell>
          <table:table-cell office:value-type="float" office:value="0.514" calcext:value-type="float">
            <text:p>0.514</text:p>
          </table:table-cell>
          <table:table-cell office:value-type="float" office:value="0.194" calcext:value-type="float">
            <text:p>0.194</text:p>
          </table:table-cell>
          <table:table-cell office:value-type="float" office:value="0.026462" calcext:value-type="float">
            <text:p>0.026462</text:p>
          </table:table-cell>
        </table:table-row>
        <table:table-row table:style-name="ro1">
          <table:table-cell/>
          <table:table-cell office:value-type="string" calcext:value-type="string">
            <text:p>0.393 Mo</text:p>
          </table:table-cell>
          <table:table-cell office:value-type="float" office:value="1.699" calcext:value-type="float">
            <text:p>1.699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4101" calcext:value-type="float">
            <text:p>0.104101</text:p>
          </table:table-cell>
        </table:table-row>
        <table:table-row table:style-name="ro1">
          <table:table-cell/>
          <table:table-cell office:value-type="string" calcext:value-type="string">
            <text:p>1.572 Mo</text:p>
          </table:table-cell>
          <table:table-cell office:value-type="float" office:value="6.575" calcext:value-type="float">
            <text:p>6.575</text:p>
          </table:table-cell>
          <table:table-cell office:value-type="float" office:value="1.205" calcext:value-type="float">
            <text:p>1.205</text:p>
          </table:table-cell>
          <table:table-cell office:value-type="float" office:value="0.414855" calcext:value-type="float">
            <text:p>0.414855</text:p>
          </table:table-cell>
        </table:table-row>
        <table:table-row table:style-name="ro1">
          <table:table-cell/>
          <table:table-cell office:value-type="string" calcext:value-type="string">
            <text:p>6.291 Mo</text:p>
          </table:table-cell>
          <table:table-cell office:value-type="float" office:value="26.034" calcext:value-type="float">
            <text:p>26.034</text:p>
          </table:table-cell>
          <table:table-cell office:value-type="float" office:value="4.409" calcext:value-type="float">
            <text:p>4.409</text:p>
          </table:table-cell>
          <table:table-cell office:value-type="float" office:value="1.70073" calcext:value-type="float">
            <text:p>1.70073</text:p>
          </table:table-cell>
        </table:table-row>
        <table:table-row table:style-name="ro1">
          <table:table-cell/>
          <table:table-cell office:value-type="string" calcext:value-type="string">
            <text:p>25.165 Mo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7.202" calcext:value-type="float">
            <text:p>17.202</text:p>
          </table:table-cell>
          <table:table-cell office:value-type="float" office:value="6.88677" calcext:value-type="float">
            <text:p>6.88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6:31:57.297694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5T06:49:55.572996180</dc:date>
    <meta:editing-duration>PT1H44M57S</meta:editing-duration>
    <meta:editing-cycles>5</meta:editing-cycles>
    <meta:generator>LibreOffice/6.4.1.2$Linux_X86_64 LibreOffice_project/40$Build-2</meta:generator>
    <meta:document-statistic meta:table-count="2" meta:cell-count="138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449cm" svg:y="4.201cm" style:legend-expansion="high" chart:style-name="ch3"/>
        <chart:plot-area chart:style-name="ch4" table:cell-range-address="undefinded.A1:undefinded.B6" chart:data-source-has-labels="both" svg:x="1.331cm" svg:y="1.275cm" svg:width="8.798cm" svg:height="6.564cm">
          <chartooo:coordinate-region svg:x="1.767cm" svg:y="1.474cm" svg:width="8.175cm" svg:height="5.718cm"/>
          <chart:axis chart:dimension="x" chart:name="primary-x" chart:style-name="ch5" chartooo:axis-type="auto">
            <chartooo:date-scale/>
            <chart:title svg:x="3.807cm" svg:y="8.019cm" chart:style-name="ch6">
              <text:p>Diametre (taille du kernel)</text:p>
            </chart:title>
            <chart:categories table:cell-range-address="undefinded.A2:undefinded.A6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2:undefinded.B6" chart:label-cell-address="undefinded.B1:undefinded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B1:undefinded.B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2:undefinded.A6</svg:desc>
                </draw:g>
              </table:table-cell>
              <table:table-cell office:value-type="float" office:value="0.595">
                <text:p>0.595</text:p>
                <draw:g>
                  <svg:desc>undefinded.B2:undefinded.B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05">
                <text:p>6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évolution du temps en fonction de la taille de l'image</text:p>
        </chart:title>
        <chart:legend chart:legend-position="end" svg:x="10.449cm" svg:y="3.753cm" style:legend-expansion="high" chart:style-name="ch3"/>
        <chart:plot-area chart:style-name="ch4" table:cell-range-address="undefinded.C2:undefinded.D4 undefinded.C1:undefinded.D1 undefinded.J1:undefinded.J4" chart:data-source-has-labels="both" svg:x="1.331cm" svg:y="1.275cm" svg:width="8.798cm" svg:height="6.564cm">
          <chartooo:coordinate-region svg:x="2.058cm" svg:y="1.474cm" svg:width="7.791cm" svg:height="5.718cm"/>
          <chart:axis chart:dimension="x" chart:name="primary-x" chart:style-name="ch5" chartooo:axis-type="auto">
            <chartooo:date-scale/>
            <chart:title svg:x="4.548cm" svg:y="8.019cm" chart:style-name="ch6">
              <text:p>taille de l'image</text:p>
            </chart:title>
            <chart:categories table:cell-range-address="undefinded.C2:undefinded.C4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D2:undefinded.D4" chart:label-cell-address="undefinded.D1:undefinded.D1" chart:class="chart:line">
            <chart:data-point chart:repeated="3"/>
          </chart:series>
          <chart:series chart:style-name="ch10" chart:values-cell-range-address="undefinded.J2:undefinded.J4" chart:label-cell-address="undefinded.J1:undefinded.J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D1:undefinded.D1</svg:desc>
                </draw:g>
              </table:table-cell>
              <table:table-cell office:value-type="string">
                <text:p>temps d’exécution kernel séparable</text:p>
                <draw:g>
                  <svg:desc>undefinded.J1:undefinded.J1</svg:desc>
                </draw:g>
              </table:table-cell>
            </table:table-row>
          </table:table-header-rows>
          <table:table-rows>
            <table:table-row>
              <table:table-cell office:value-type="float" office:value="220">
                <text:p>220</text:p>
                <draw:g>
                  <svg:desc>undefinded.C2:undefinded.C4</svg:desc>
                </draw:g>
              </table:table-cell>
              <table:table-cell office:value-type="float" office:value="0.238">
                <text:p>0.238</text:p>
                <draw:g>
                  <svg:desc>undefinded.D2:undefinded.D4</svg:desc>
                </draw:g>
              </table:table-cell>
              <table:table-cell office:value-type="float" office:value="0.041">
                <text:p>0.041</text:p>
                <draw:g>
                  <svg:desc>undefinded.J2:undefinded.J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65">
                <text:p>1.36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191">
                <text:p>3.191</text:p>
              </table:table-cell>
              <table:table-cell office:value-type="float" office:value="0.466">
                <text:p>0.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82cm" svg:y="4.002cm" style:legend-expansion="high" chart:style-name="ch3"/>
        <chart:plot-area chart:style-name="ch4" table:cell-range-address="undefinded.G1:undefinded.H6" chart:data-source-has-labels="both" svg:x="1.331cm" svg:y="1.275cm" svg:width="9.169cm" svg:height="6.564cm">
          <chartooo:coordinate-region svg:x="2.243cm" svg:y="1.474cm" svg:width="8.07cm" svg:height="5.718cm"/>
          <chart:axis chart:dimension="x" chart:name="primary-x" chart:style-name="ch5" chartooo:axis-type="auto">
            <chartooo:date-scale/>
            <chart:title svg:x="4.019cm" svg:y="8.019cm" chart:style-name="ch6">
              <text:p>diametre (taille du kernel)</text:p>
            </chart:title>
            <chart:categories table:cell-range-address="undefinded.G2:undefinded.G6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H2:undefinded.H6" chart:label-cell-address="undefinded.H1:undefinded.H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kernel séparable</text:p>
                <draw:g>
                  <svg:desc>undefinded.H1:undefinded.H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G2:undefinded.G6</svg:desc>
                </draw:g>
              </table:table-cell>
              <table:table-cell office:value-type="float" office:value="0.174">
                <text:p>0.174</text:p>
                <draw:g>
                  <svg:desc>undefinded.H2:undefinded.H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58">
                <text:p>0.3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évolution du temps en fonction de la taille du kernel</text:p>
        </chart:title>
        <chart:legend chart:legend-position="end" svg:x="10.449cm" svg:y="3.753cm" style:legend-expansion="high" chart:style-name="ch3"/>
        <chart:plot-area chart:style-name="ch4" table:cell-range-address="undefinded.B1:undefinded.B6 undefinded.H1:undefinded.H6" chart:data-source-has-labels="row" svg:x="1.331cm" svg:y="1.275cm" svg:width="8.798cm" svg:height="6.564cm">
          <chartooo:coordinate-region svg:x="1.767cm" svg:y="1.474cm" svg:width="8.268cm" svg:height="5.718cm"/>
          <chart:axis chart:dimension="x" chart:name="primary-x" chart:style-name="ch5">
            <chart:title svg:x="3.834cm" svg:y="8.019cm" chart:style-name="ch6">
              <text:p>diametre (taille du kernel)</text:p>
            </chart:title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2:undefinded.B6" chart:label-cell-address="undefinded.B1:undefinded.B1" chart:class="chart:line">
            <chart:data-point chart:repeated="5"/>
          </chart:series>
          <chart:series chart:style-name="ch10" chart:values-cell-range-address="undefinded.H2:undefinded.H6" chart:label-cell-address="undefinded.H1:undefinded.H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algo naif</text:p>
                <draw:g>
                  <svg:desc>undefinded.B1:undefinded.B1</svg:desc>
                </draw:g>
              </table:table-cell>
              <table:table-cell office:value-type="string">
                <text:p>temps d’exécution kernel séparable</text:p>
                <draw:g>
                  <svg:desc>undefinded.H1:undefind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">
                <text:p>0.595</text:p>
                <draw:g>
                  <svg:desc>undefinded.B2:undefinded.B6</svg:desc>
                </draw:g>
              </table:table-cell>
              <table:table-cell office:value-type="float" office:value="0.174">
                <text:p>0.174</text:p>
                <draw:g>
                  <svg:desc>undefinded.H2:undefinded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5">
                <text:p>1.35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3">
                <text:p>2.35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75">
                <text:p>3.8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5">
                <text:p>6.05</text:p>
              </table:table-cell>
              <table:table-cell office:value-type="float" office:value="0.358">
                <text:p>0.3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632cm" svg:y="4.203cm" style:legend-expansion="high" chart:style-name="ch2"/>
        <chart:plot-area chart:style-name="ch3" table:cell-range-address="undefinded.A52:undefinded.B57" chart:data-source-has-labels="both" svg:x="0.319cm" svg:y="0.18cm" svg:width="9.994cm" svg:height="8.645cm">
          <chartooo:coordinate-region svg:x="1.417cm" svg:y="0.38cm" svg:width="8.709cm" svg:height="7.799cm"/>
          <chart:axis chart:dimension="x" chart:name="primary-x" chart:style-name="ch4" chartooo:axis-type="auto">
            <chartooo:date-scale/>
            <chart:categories table:cell-range-address="undefinded.A53:undefinded.A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definded.B53:undefinded.B57" chart:label-cell-address="undefinded.B52:undefinded.B5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opencv</text:p>
                <draw:g>
                  <svg:desc>undefinded.B52:undefinded.B5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53:undefinded.A57</svg:desc>
                </draw:g>
              </table:table-cell>
              <table:table-cell office:value-type="float" office:value="0.304">
                <text:p>0.304</text:p>
                <draw:g>
                  <svg:desc>undefinded.B53:undefinded.B57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921cm" svg:y="0.316cm" chart:style-name="ch2">
          <text:p>évolution du temps en fonction du kernel</text:p>
        </chart:title>
        <chart:legend chart:legend-position="end" svg:x="10.632cm" svg:y="3.507cm" style:legend-expansion="high" chart:style-name="ch3"/>
        <chart:plot-area chart:style-name="ch4" table:cell-range-address="undefinded.A86:undefinded.D91" chart:data-source-has-labels="both" svg:x="1.33cm" svg:y="1.275cm" svg:width="8.983cm" svg:height="6.57cm">
          <chartooo:coordinate-region svg:x="1.766cm" svg:y="1.474cm" svg:width="8.36cm" svg:height="5.724cm"/>
          <chart:axis chart:dimension="x" chart:name="primary-x" chart:style-name="ch5" chartooo:axis-type="auto">
            <chartooo:date-scale/>
            <chart:title svg:x="4.705cm" svg:y="8.025cm" chart:style-name="ch6">
              <text:p>taille du kernel</text:p>
            </chart:title>
            <chart:categories table:cell-range-address="undefinded.A87:undefinded.A91"/>
          </chart:axis>
          <chart:axis chart:dimension="y" chart:name="primary-y" chart:style-name="ch5">
            <chart:title svg:x="0.451cm" svg:y="6.02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B87:undefinded.B91" chart:label-cell-address="undefinded.B86:undefinded.B86" chart:class="chart:line">
            <chart:data-point chart:repeated="5"/>
          </chart:series>
          <chart:series chart:style-name="ch10" chart:values-cell-range-address="undefinded.C87:undefinded.C91" chart:label-cell-address="undefinded.C86:undefinded.C86" chart:class="chart:line">
            <chart:data-point chart:repeated="5"/>
          </chart:series>
          <chart:series chart:style-name="ch11" chart:values-cell-range-address="undefinded.D87:undefinded.D91" chart:label-cell-address="undefinded.D86:undefinded.D8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naif</text:p>
                <draw:g>
                  <svg:desc>undefinded.B86:undefinded.B86</svg:desc>
                </draw:g>
              </table:table-cell>
              <table:table-cell office:value-type="string">
                <text:p>temps d’exécution kernel séparable</text:p>
                <draw:g>
                  <svg:desc>undefinded.C86:undefinded.C86</svg:desc>
                </draw:g>
              </table:table-cell>
              <table:table-cell office:value-type="string">
                <text:p>temps d’exécution opencv</text:p>
                <draw:g>
                  <svg:desc>undefinded.D86:undefinded.D86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undefinded.A87:undefinded.A91</svg:desc>
                </draw:g>
              </table:table-cell>
              <table:table-cell office:value-type="float" office:value="0.595">
                <text:p>0.595</text:p>
                <draw:g>
                  <svg:desc>undefinded.B87:undefinded.B91</svg:desc>
                </draw:g>
              </table:table-cell>
              <table:table-cell office:value-type="float" office:value="0.174">
                <text:p>0.174</text:p>
                <draw:g>
                  <svg:desc>undefinded.C87:undefinded.C91</svg:desc>
                </draw:g>
              </table:table-cell>
              <table:table-cell office:value-type="float" office:value="0.304">
                <text:p>0.304</text:p>
                <draw:g>
                  <svg:desc>undefinded.D87:undefinded.D9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55">
                <text:p>1.355</text:p>
              </table:table-cell>
              <table:table-cell office:value-type="float" office:value="0.204">
                <text:p>0.204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53">
                <text:p>2.353</text:p>
              </table:table-cell>
              <table:table-cell office:value-type="float" office:value="0.255">
                <text:p>0.25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75">
                <text:p>3.875</text:p>
              </table:table-cell>
              <table:table-cell office:value-type="float" office:value="0.316">
                <text:p>0.31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05">
                <text:p>6.05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évolution du temps en fonction de la taille de l'image</text:p>
        </chart:title>
        <chart:legend chart:legend-position="end" svg:x="10.634cm" svg:y="3.504cm" style:legend-expansion="high" chart:style-name="ch3"/>
        <chart:plot-area chart:style-name="ch4" table:cell-range-address="undefinded.B94:undefinded.E97" chart:data-source-has-labels="both" svg:x="1.331cm" svg:y="1.275cm" svg:width="8.983cm" svg:height="6.564cm">
          <chartooo:coordinate-region svg:x="2.058cm" svg:y="1.474cm" svg:width="7.976cm" svg:height="5.718cm"/>
          <chart:axis chart:dimension="x" chart:name="primary-x" chart:style-name="ch5" chartooo:axis-type="auto">
            <chartooo:date-scale/>
            <chart:title svg:x="4.64cm" svg:y="8.019cm" chart:style-name="ch6">
              <text:p>taille de l'image</text:p>
            </chart:title>
            <chart:categories table:cell-range-address="undefinded.B95:undefinded.B97"/>
          </chart:axis>
          <chart:axis chart:dimension="y" chart:name="primary-y" chart:style-name="ch5">
            <chart:title svg:x="0.451cm" svg:y="6.017cm" chart:style-name="ch7">
              <text:p>temps en secondes</text:p>
            </chart:title>
            <chart:grid chart:style-name="ch8" chart:class="major"/>
          </chart:axis>
          <chart:series chart:style-name="ch9" chart:values-cell-range-address="undefinded.C95:undefinded.C97" chart:label-cell-address="undefinded.C94:undefinded.C94" chart:class="chart:line">
            <chart:data-point chart:repeated="3"/>
          </chart:series>
          <chart:series chart:style-name="ch10" chart:values-cell-range-address="undefinded.D95:undefinded.D97" chart:label-cell-address="undefinded.D94:undefinded.D94" chart:class="chart:line">
            <chart:data-point chart:repeated="3"/>
          </chart:series>
          <chart:series chart:style-name="ch11" chart:values-cell-range-address="undefinded.E95:undefinded.E97" chart:label-cell-address="undefinded.E94:undefinded.E9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  naif</text:p>
                <draw:g>
                  <svg:desc>undefinded.C94:undefinded.C94</svg:desc>
                </draw:g>
              </table:table-cell>
              <table:table-cell office:value-type="string">
                <text:p>temps d’exécution kernel séparable</text:p>
                <draw:g>
                  <svg:desc>undefinded.D94:undefinded.D94</svg:desc>
                </draw:g>
              </table:table-cell>
              <table:table-cell office:value-type="string">
                <text:p>temps d’exécution opencv</text:p>
                <draw:g>
                  <svg:desc>undefinded.E94:undefinded.E94</svg:desc>
                </draw:g>
              </table:table-cell>
            </table:table-row>
          </table:table-header-rows>
          <table:table-rows>
            <table:table-row>
              <table:table-cell office:value-type="float" office:value="220">
                <text:p>220</text:p>
                <draw:g>
                  <svg:desc>undefinded.B95:undefinded.B97</svg:desc>
                </draw:g>
              </table:table-cell>
              <table:table-cell office:value-type="float" office:value="0.238">
                <text:p>0.238</text:p>
                <draw:g>
                  <svg:desc>undefinded.C95:undefinded.C97</svg:desc>
                </draw:g>
              </table:table-cell>
              <table:table-cell office:value-type="float" office:value="0.041">
                <text:p>0.041</text:p>
                <draw:g>
                  <svg:desc>undefinded.D95:undefinded.D97</svg:desc>
                </draw:g>
              </table:table-cell>
              <table:table-cell office:value-type="float" office:value="0.253">
                <text:p>0.253</text:p>
                <draw:g>
                  <svg:desc>undefinded.E95:undefinded.E9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65">
                <text:p>1.365</text:p>
              </table:table-cell>
              <table:table-cell office:value-type="float" office:value="0.205">
                <text:p>0.20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191">
                <text:p>3.191</text:p>
              </table:table-cell>
              <table:table-cell office:value-type="float" office:value="0.466">
                <text:p>0.466</text:p>
              </table:table-cell>
              <table:table-cell office:value-type="float" office:value="0.372">
                <text:p>0.3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202cm" xlink:href=".." xlink:type="simple" chart:class="chart:line" chart:style-name="ch1">
        <chart:legend chart:legend-position="end" svg:x="12.24cm" svg:y="3.804cm" style:legend-expansion="high" chart:style-name="ch2"/>
        <chart:plot-area chart:style-name="ch3" table:cell-range-address="Sheet2.B3:Sheet2.E9" chart:data-source-has-labels="both" svg:x="0.437cm" svg:y="0.185cm" svg:width="12.415cm" svg:height="8.551cm">
          <chartooo:coordinate-region svg:x="1.244cm" svg:y="0.384cm" svg:width="10.799cm" svg:height="7.705cm"/>
          <chart:axis chart:dimension="x" chart:name="primary-x" chart:style-name="ch4" chartooo:axis-type="auto">
            <chartooo:date-scale/>
            <chart:title svg:x="5.409cm" svg:y="8.642cm" chart:style-name="ch5">
              <text:p>Taille de l'image</text:p>
            </chart:title>
            <chart:categories table:cell-range-address="Sheet2.B4:Sheet2.B9"/>
          </chart:axis>
          <chart:axis chart:dimension="y" chart:name="primary-y" chart:style-name="ch6">
            <chart:title svg:x="0cm" svg:y="5.007cm" chart:style-name="ch7">
              <text:p>Temps</text:p>
            </chart:title>
            <chart:grid chart:style-name="ch8" chart:class="major"/>
          </chart:axis>
          <chart:series chart:style-name="ch9" chart:values-cell-range-address="Sheet2.C4:Sheet2.C9" chart:label-cell-address="Sheet2.C3:Sheet2.C3" chart:class="chart:line">
            <chart:data-point chart:repeated="6"/>
          </chart:series>
          <chart:series chart:style-name="ch10" chart:values-cell-range-address="Sheet2.D4:Sheet2.D9" chart:label-cell-address="Sheet2.D3:Sheet2.D3" chart:class="chart:line">
            <chart:data-point chart:repeated="6"/>
          </chart:series>
          <chart:series chart:style-name="ch11" chart:values-cell-range-address="Sheet2.E4:Sheet2.E9" chart:label-cell-address="Sheet2.E3:Sheet2.E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2.C3:Sheet2.C3</svg:desc>
                </draw:g>
              </table:table-cell>
              <table:table-cell office:value-type="string">
                <text:p>Separate kernel</text:p>
                <draw:g>
                  <svg:desc>Sheet2.D3:Sheet2.D3</svg:desc>
                </draw:g>
              </table:table-cell>
              <table:table-cell office:value-type="string">
                <text:p>Bilateral Grid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4 Mo</text:p>
                <draw:g>
                  <svg:desc>Sheet2.B4:Sheet2.B9</svg:desc>
                </draw:g>
              </table:table-cell>
              <table:table-cell office:value-type="float" office:value="0.22">
                <text:p>0.22</text:p>
                <draw:g>
                  <svg:desc>Sheet2.C4:Sheet2.C9</svg:desc>
                </draw:g>
              </table:table-cell>
              <table:table-cell office:value-type="float" office:value="0.14">
                <text:p>0.14</text:p>
                <draw:g>
                  <svg:desc>Sheet2.D4:Sheet2.D9</svg:desc>
                </draw:g>
              </table:table-cell>
              <table:table-cell office:value-type="float" office:value="0.006689">
                <text:p>0.006689</text:p>
                <draw:g>
                  <svg:desc>Sheet2.E4:Sheet2.E9</svg:desc>
                </draw:g>
              </table:table-cell>
            </table:table-row>
            <table:table-row>
              <table:table-cell office:value-type="string">
                <text:p>0.98 Mo</text:p>
              </table:table-cell>
              <table:table-cell office:value-type="float" office:value="0.514">
                <text:p>0.514</text:p>
              </table:table-cell>
              <table:table-cell office:value-type="float" office:value="0.194">
                <text:p>0.194</text:p>
              </table:table-cell>
              <table:table-cell office:value-type="float" office:value="0.026462">
                <text:p>0.026462</text:p>
              </table:table-cell>
            </table:table-row>
            <table:table-row>
              <table:table-cell office:value-type="string">
                <text:p>0.393 Mo</text:p>
              </table:table-cell>
              <table:table-cell office:value-type="float" office:value="1.699">
                <text:p>1.699</text:p>
              </table:table-cell>
              <table:table-cell office:value-type="float" office:value="0.389">
                <text:p>0.389</text:p>
              </table:table-cell>
              <table:table-cell office:value-type="float" office:value="0.104101">
                <text:p>0.104101</text:p>
              </table:table-cell>
            </table:table-row>
            <table:table-row>
              <table:table-cell office:value-type="string">
                <text:p>1.572 Mo</text:p>
              </table:table-cell>
              <table:table-cell office:value-type="float" office:value="6.575">
                <text:p>6.575</text:p>
              </table:table-cell>
              <table:table-cell office:value-type="float" office:value="1.205">
                <text:p>1.205</text:p>
              </table:table-cell>
              <table:table-cell office:value-type="float" office:value="0.414855">
                <text:p>0.414855</text:p>
              </table:table-cell>
            </table:table-row>
            <table:table-row>
              <table:table-cell office:value-type="string">
                <text:p>6.291 Mo</text:p>
              </table:table-cell>
              <table:table-cell office:value-type="float" office:value="26.034">
                <text:p>26.034</text:p>
              </table:table-cell>
              <table:table-cell office:value-type="float" office:value="4.409">
                <text:p>4.409</text:p>
              </table:table-cell>
              <table:table-cell office:value-type="float" office:value="1.70073">
                <text:p>1.70073</text:p>
              </table:table-cell>
            </table:table-row>
            <table:table-row>
              <table:table-cell office:value-type="string">
                <text:p>25.165 Mo</text:p>
              </table:table-cell>
              <table:table-cell office:value-type="float" office:value="102.857">
                <text:p>102.857</text:p>
              </table:table-cell>
              <table:table-cell office:value-type="float" office:value="17.202">
                <text:p>17.202</text:p>
              </table:table-cell>
              <table:table-cell office:value-type="float" office:value="6.88677">
                <text:p>6.886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